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32cm" svg:height="2.032cm" svg:x="2.397cm" svg:y="7.604cm">
          <text:p text:style-name="P1"><text:span text:style-name="T1">But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08cm" svg:height="2.286cm" svg:x="5.953cm" svg:y="7.477cm">
          <text:p text:style-name="P2"><text:span text:style-name="T1">Input Conditio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4.429cm" svg:y1="8.62cm" svg:x2="5.953cm" svg:y2="8.62cm" draw:start-shape="id1" draw:start-glue-point="10" draw:end-shape="id2" draw:end-glue-point="3" svg:d="M4429 8620h1524" svg:viewBox="0 0 1525 1">
          <text:p/>
        </draw:connector>
        <draw:custom-shape draw:style-name="gr2" draw:text-style-name="P1" xml:id="id3" draw:id="id3" draw:layer="layout" svg:width="3.81cm" svg:height="2.286cm" svg:x="13.065cm" svg:y="7.477cm">
          <text:p text:style-name="P2"><text:span text:style-name="T1">Control U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1.033cm" svg:y1="8.62cm" svg:x2="13.065cm" svg:y2="8.62cm" draw:start-shape="id2" draw:start-glue-point="1" draw:end-shape="id3" draw:end-glue-point="3" svg:d="M11033 8620h2032" svg:viewBox="0 0 2033 1">
          <text:p/>
        </draw:connector>
        <draw:custom-shape draw:style-name="gr2" draw:text-style-name="P1" xml:id="id4" draw:id="id4" draw:layer="layout" svg:width="3.048cm" svg:height="2.418cm" draw:transform="rotate (-1.5707963267949) translate (21.452cm 7.096cm)">
          <text:p text:style-name="P1"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1.467cm" svg:height="0.806cm" svg:x="19.288cm" svg:y="8.239cm">
          <draw:text-box>
            <text:p><text:span text:style-name="T1">LED</text:span></text:p>
          </draw:text-box>
        </draw:frame>
        <draw:connector draw:style-name="gr3" draw:text-style-name="P2" draw:layer="layout" svg:x1="16.875cm" svg:y1="8.62cm" svg:x2="19.034cm" svg:y2="8.62cm" draw:start-shape="id3" draw:start-glue-point="1" draw:end-shape="id4" draw:end-glue-point="7" svg:d="M16875 8620h2159" svg:viewBox="0 0 2160 1">
          <text:p/>
        </draw:connector>
        <draw:custom-shape draw:style-name="gr2" draw:text-style-name="P1" xml:id="id5" draw:id="id5" draw:layer="layout" svg:width="2.54cm" svg:height="1.397cm" svg:x="10.779cm" svg:y="4.683cm">
          <text:p text:style-name="P2"><text:span text:style-name="T1">Clock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049cm" svg:y1="6.08cm" svg:x2="8.493cm" svg:y2="7.477cm" draw:start-shape="id5" draw:start-glue-point="2" draw:end-shape="id2" draw:end-glue-point="0" svg:d="M12049 6080v698h-3556v699" svg:viewBox="0 0 3557 1398">
          <text:p/>
        </draw:connector>
        <draw:connector draw:style-name="gr3" draw:text-style-name="P2" draw:layer="layout" svg:x1="12.049cm" svg:y1="6.08cm" svg:x2="14.97cm" svg:y2="7.477cm" draw:start-shape="id5" draw:start-glue-point="2" draw:end-shape="id3" draw:end-glue-point="0" svg:d="M12049 6080v698h2921v699" svg:viewBox="0 0 2922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2T18:43:03.332905723</meta:creation-date>
    <dc:date>2015-11-12T18:57:34.101757020</dc:date>
    <meta:editing-duration>PT5M52S</meta:editing-duration>
    <meta:editing-cycles>2</meta:editing-cycles>
    <meta:generator>LibreOffice/4.2.8.2$Linux_X86_64 LibreOffice_project/420m0$Build-2</meta:generator>
    <meta:document-statistic meta:object-count="11"/>
  </office:meta>
</office:document-meta>
</file>